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" style:font-name-complex="Liberation Serif1"/>
    </style:style>
    <style:style style:name="P34" style:family="paragraph" style:parent-style-name="Standard">
      <style:text-properties style:font-name="Liberation Serif1" officeooo:rsid="0039acde" officeooo:paragraph-rsid="003e9021" style:font-name-asian="Noto Sans CJK KR Regular" style:font-name-complex="Liberation Serif1"/>
    </style:style>
    <style:style style:name="P35" style:family="paragraph" style:parent-style-name="Standard">
      <style:text-properties style:font-name="Liberation Serif1" officeooo:rsid="0039acde" officeooo:paragraph-rsid="0041633a" style:font-name-asian="Noto Sans CJK KR Regular" style:font-name-complex="Liberation Serif1"/>
    </style:style>
    <style:style style:name="P36" style:family="paragraph" style:parent-style-name="Standard">
      <style:text-properties style:font-name="Liberation Serif1" officeooo:rsid="0041633a" officeooo:paragraph-rsid="0041633a" style:font-name-asian="Noto Sans CJK KR Regular" style:font-name-complex="Liberation Serif1"/>
    </style:style>
    <style:style style:name="P37" style:family="paragraph" style:parent-style-name="Standard">
      <style:text-properties style:font-name="Liberation Serif1" officeooo:rsid="0041633a" officeooo:paragraph-rsid="004307dd" style:font-name-asian="Noto Sans CJK KR Regular" style:font-name-complex="Liberation Serif1"/>
    </style:style>
    <style:style style:name="P38" style:family="paragraph" style:parent-style-name="Standard">
      <style:text-properties style:font-name="Liberation Serif1" officeooo:rsid="0041633a" officeooo:paragraph-rsid="00434161" style:font-name-asian="Noto Sans CJK KR Regular" style:font-name-complex="Liberation Serif1"/>
    </style:style>
    <style:style style:name="P39" style:family="paragraph" style:parent-style-name="Standard">
      <style:text-properties style:font-name="Liberation Serif1" officeooo:rsid="0041633a" officeooo:paragraph-rsid="0043f0d9" style:font-name-asian="Noto Sans CJK KR Regular" style:font-name-complex="Liberation Serif1"/>
    </style:style>
    <style:style style:name="P40" style:family="paragraph" style:parent-style-name="Standard">
      <style:text-properties style:font-name="Liberation Serif1" officeooo:rsid="003e9021" officeooo:paragraph-rsid="003e9021" style:font-name-asian="Noto Sans CJK KR Regular" style:font-name-complex="Liberation Serif1"/>
    </style:style>
    <style:style style:name="P41" style:family="paragraph" style:parent-style-name="Standard">
      <style:text-properties style:font-name="Liberation Serif1" officeooo:rsid="00483250" officeooo:paragraph-rsid="00483250" style:font-name-asian="Noto Sans CJK KR Regular" style:font-name-complex="Liberation Serif1"/>
    </style:style>
    <style:style style:name="P42" style:family="paragraph" style:parent-style-name="Standard">
      <style:text-properties style:font-name="Liberation Serif1" officeooo:rsid="00513025" officeooo:paragraph-rsid="00513025" style:font-name-asian="Noto Sans CJK KR Regular" style:font-name-complex="Liberation Serif1"/>
    </style:style>
    <style:style style:name="P43" style:family="paragraph" style:parent-style-name="Standard">
      <style:text-properties style:font-name="Liberation Serif1" officeooo:rsid="00547720" officeooo:paragraph-rsid="00547720" style:font-name-asian="Noto Sans CJK KR Regular" style:font-name-complex="Liberation Serif1"/>
    </style:style>
    <style:style style:name="P44" style:family="paragraph" style:parent-style-name="Standard">
      <style:text-properties style:font-name="Liberation Serif1" fo:font-weight="bold" officeooo:rsid="00232aa8" officeooo:paragraph-rsid="00232aa8" style:font-name-asian="Noto Sans CJK KR Regular" style:font-weight-asian="bold" style:font-name-complex="Liberation Serif1" style:font-weight-complex="bold"/>
    </style:style>
    <style:style style:name="P45" style:family="paragraph" style:parent-style-name="Standard">
      <style:text-properties style:font-name="Liberation Serif1" fo:font-weight="bold" officeooo:rsid="002ea428" officeooo:paragraph-rsid="002ea428" style:font-name-asian="Noto Sans CJK KR Regular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2ea428" officeooo:paragraph-rsid="003379d5" style:font-name-asian="Noto Sans CJK KR Regular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fo:font-weight="bold" officeooo:rsid="0034d6fc" officeooo:paragraph-rsid="0034d6fc" style:font-name-asian="Noto Sans CJK KR Regular" style:font-weight-asian="bold" style:font-name-complex="Liberation Serif1" style:font-weight-complex="bold"/>
    </style:style>
    <style:style style:name="P48" style:family="paragraph" style:parent-style-name="Standard">
      <style:text-properties style:font-name="Liberation Serif1" fo:font-weight="bold" officeooo:rsid="0039acde" officeooo:paragraph-rsid="0039acde" style:font-name-asian="Noto Sans CJK KR Regular" style:font-weight-asian="bold" style:font-name-complex="Liberation Serif1" style:font-weight-complex="bold"/>
    </style:style>
    <style:style style:name="P49" style:family="paragraph" style:parent-style-name="Standard">
      <style:text-properties style:font-name="Liberation Serif1" fo:font-weight="bold" officeooo:rsid="0039acde" officeooo:paragraph-rsid="003e9021" style:font-name-asian="Noto Sans CJK KR Regular" style:font-weight-asian="bold" style:font-name-complex="Liberation Serif1" style:font-weight-complex="bold"/>
    </style:style>
    <style:style style:name="P50" style:family="paragraph" style:parent-style-name="Standard">
      <style:text-properties style:font-name="Liberation Serif1" fo:font-weight="bold" officeooo:rsid="0083bb17" officeooo:paragraph-rsid="0083bb17" style:font-name-asian="Noto Sans CJK KR Regular" style:font-weight-asian="bold" style:font-name-complex="Liberation Serif1" style:font-weight-complex="bold"/>
    </style:style>
    <style:style style:name="P51" style:family="paragraph" style:parent-style-name="Standard">
      <style:text-properties style:font-name="Liberation Serif1" fo:font-weight="bold" officeooo:rsid="007fa6fd" officeooo:paragraph-rsid="007fa6fd" style:font-name-asian="Noto Sans CJK KR Regular" style:font-weight-asian="bold" style:font-name-complex="Liberation Serif1" style:font-weight-complex="bold"/>
    </style:style>
    <style:style style:name="P52" style:family="paragraph" style:parent-style-name="Standard">
      <style:text-properties style:font-name="Liberation Serif1" fo:font-weight="bold" officeooo:rsid="006f91c4" officeooo:paragraph-rsid="006f91c4" style:font-name-asian="Noto Sans CJK KR Regular" style:font-weight-asian="bold" style:font-name-complex="Liberation Serif1" style:font-weight-complex="bold"/>
    </style:style>
    <style:style style:name="P53" style:family="paragraph" style:parent-style-name="Standard">
      <style:text-properties style:font-name="Liberation Serif1" fo:font-weight="bold" officeooo:rsid="00547720" officeooo:paragraph-rsid="00547720" style:font-name-asian="Noto Sans CJK KR Regular" style:font-weight-asian="bold" style:font-name-complex="Liberation Serif1" style:font-weight-complex="bold"/>
    </style:style>
    <style:style style:name="P54" style:family="paragraph" style:parent-style-name="Standard">
      <style:text-properties style:font-name="Liberation Serif1" fo:font-weight="normal" officeooo:rsid="00494e12" officeooo:paragraph-rsid="00483250" style:font-name-asian="Noto Sans CJK KR Regular" style:font-weight-asian="normal" style:font-name-complex="Liberation Serif1" style:font-weight-complex="normal"/>
    </style:style>
    <style:style style:name="P55" style:family="paragraph" style:parent-style-name="Standard">
      <style:text-properties style:font-name="Liberation Serif1" fo:font-weight="normal" officeooo:rsid="00494e12" officeooo:paragraph-rsid="00494e12" style:font-name-asian="Noto Sans CJK KR Regular" style:font-weight-asian="normal" style:font-name-complex="Liberation Serif1" style:font-weight-complex="normal"/>
    </style:style>
    <style:style style:name="P56" style:family="paragraph" style:parent-style-name="Standard">
      <style:text-properties style:font-name="Liberation Serif1" fo:font-weight="normal" officeooo:rsid="004c06f3" officeooo:paragraph-rsid="00483250" style:font-name-asian="Noto Sans CJK KR Regular" style:font-weight-asian="normal" style:font-name-complex="Liberation Serif1" style:font-weight-complex="normal"/>
    </style:style>
    <style:style style:name="P57" style:family="paragraph" style:parent-style-name="Standard">
      <style:text-properties style:font-name="Liberation Serif1" fo:font-weight="normal" officeooo:rsid="00513025" officeooo:paragraph-rsid="00513025" style:font-name-asian="Noto Sans CJK KR Regular" style:font-weight-asian="normal" style:font-name-complex="Liberation Serif1" style:font-weight-complex="normal"/>
    </style:style>
    <style:style style:name="P58" style:family="paragraph" style:parent-style-name="Standard">
      <style:text-properties style:font-name="Liberation Serif1" fo:font-weight="normal" officeooo:rsid="00547720" officeooo:paragraph-rsid="00547720" style:font-name-asian="Noto Sans CJK KR Regular" style:font-weight-asian="normal" style:font-name-complex="Liberation Serif1" style:font-weight-complex="normal"/>
    </style:style>
    <style:style style:name="P59" style:family="paragraph" style:parent-style-name="Standard">
      <style:text-properties style:font-name="Liberation Serif1" fo:font-weight="normal" officeooo:rsid="0056b4b0" officeooo:paragraph-rsid="00547720" style:font-name-asian="Noto Sans CJK KR Regular" style:font-weight-asian="normal" style:font-name-complex="Liberation Serif1" style:font-weight-complex="normal"/>
    </style:style>
    <style:style style:name="P60" style:family="paragraph" style:parent-style-name="Standard">
      <style:text-properties style:font-name="Liberation Serif1" fo:font-weight="normal" officeooo:rsid="0058e557" officeooo:paragraph-rsid="0058e557" style:font-name-asian="Noto Sans CJK KR Regular" style:font-weight-asian="normal" style:font-name-complex="Liberation Serif1" style:font-weight-complex="normal"/>
    </style:style>
    <style:style style:name="P61" style:family="paragraph" style:parent-style-name="Standard">
      <style:text-properties style:font-name="Liberation Serif1" fo:font-weight="normal" officeooo:rsid="0055bbce" officeooo:paragraph-rsid="00547720" style:font-name-asian="Noto Sans CJK KR Regular" style:font-weight-asian="normal" style:font-name-complex="Liberation Serif1" style:font-weight-complex="normal"/>
    </style:style>
    <style:style style:name="P62" style:family="paragraph" style:parent-style-name="Standard">
      <style:text-properties style:font-name="Liberation Serif1" fo:font-weight="normal" officeooo:rsid="00605156" officeooo:paragraph-rsid="00605156" style:font-name-asian="Noto Sans CJK KR Regular" style:font-weight-asian="normal" style:font-name-complex="Liberation Serif1" style:font-weight-complex="normal"/>
    </style:style>
    <style:style style:name="P63" style:family="paragraph" style:parent-style-name="Standard">
      <style:text-properties style:font-name="Liberation Serif1" fo:font-weight="normal" officeooo:rsid="00613ade" officeooo:paragraph-rsid="00613ade" style:font-name-asian="Noto Sans CJK KR Regular" style:font-weight-asian="normal" style:font-name-complex="Liberation Serif1" style:font-weight-complex="normal"/>
    </style:style>
    <style:style style:name="P64" style:family="paragraph" style:parent-style-name="Standard">
      <style:text-properties style:font-name="Liberation Serif1" fo:font-weight="normal" officeooo:rsid="0061670d" officeooo:paragraph-rsid="0061670d" style:font-name-asian="Noto Sans CJK KR Regular" style:font-weight-asian="normal" style:font-name-complex="Liberation Serif1" style:font-weight-complex="normal"/>
    </style:style>
    <style:style style:name="P65" style:family="paragraph" style:parent-style-name="Standard">
      <style:text-properties style:font-name="Liberation Serif1" fo:font-weight="normal" officeooo:rsid="006a36b5" officeooo:paragraph-rsid="006a36b5" style:font-name-asian="Noto Sans CJK KR Regular" style:font-weight-asian="normal" style:font-name-complex="Liberation Serif1" style:font-weight-complex="normal"/>
    </style:style>
    <style:style style:name="P66" style:family="paragraph" style:parent-style-name="Standard">
      <style:text-properties style:font-name="Liberation Serif1" fo:font-weight="normal" officeooo:rsid="006a36b5" officeooo:paragraph-rsid="006e8cbb" style:font-name-asian="Noto Sans CJK KR Regular" style:font-weight-asian="normal" style:font-name-complex="Liberation Serif1" style:font-weight-complex="normal"/>
    </style:style>
    <style:style style:name="P67" style:family="paragraph" style:parent-style-name="Standard">
      <style:text-properties style:font-name="Liberation Serif1" fo:font-weight="normal" officeooo:rsid="006a36b5" officeooo:paragraph-rsid="007b70ab" style:font-name-asian="Noto Sans CJK KR Regular" style:font-weight-asian="normal" style:font-name-complex="Liberation Serif1" style:font-weight-complex="normal"/>
    </style:style>
    <style:style style:name="P68" style:family="paragraph" style:parent-style-name="Standard">
      <style:text-properties style:font-name="Liberation Serif1" fo:font-weight="normal" officeooo:rsid="006e8cbb" officeooo:paragraph-rsid="006e8cbb" style:font-name-asian="Noto Sans CJK KR Regular" style:font-weight-asian="normal" style:font-name-complex="Liberation Serif1" style:font-weight-complex="normal"/>
    </style:style>
    <style:style style:name="P69" style:family="paragraph" style:parent-style-name="Standard">
      <style:text-properties style:font-name="Liberation Serif1" fo:font-weight="normal" officeooo:rsid="006f91c4" officeooo:paragraph-rsid="006f91c4" style:font-name-asian="Noto Sans CJK KR Regular" style:font-weight-asian="normal" style:font-name-complex="Liberation Serif1" style:font-weight-complex="normal"/>
    </style:style>
    <style:style style:name="P70" style:family="paragraph" style:parent-style-name="Standard">
      <style:text-properties style:font-name="Liberation Serif1" fo:font-weight="normal" officeooo:rsid="00753521" officeooo:paragraph-rsid="00753521" style:font-name-asian="Noto Sans CJK KR Regular" style:font-weight-asian="normal" style:font-name-complex="Liberation Serif1" style:font-weight-complex="normal"/>
    </style:style>
    <style:style style:name="P71" style:family="paragraph" style:parent-style-name="Standard">
      <style:text-properties style:font-name="Liberation Serif1" fo:font-weight="normal" officeooo:rsid="00757c8e" officeooo:paragraph-rsid="00757c8e" style:font-name-asian="Noto Sans CJK KR Regular" style:font-weight-asian="normal" style:font-name-complex="Liberation Serif1" style:font-weight-complex="normal"/>
    </style:style>
    <style:style style:name="P72" style:family="paragraph" style:parent-style-name="Standard">
      <style:text-properties style:font-name="Liberation Serif1" fo:font-weight="normal" officeooo:rsid="007b70ab" officeooo:paragraph-rsid="007b70ab" style:font-name-asian="Noto Sans CJK KR Regular" style:font-weight-asian="normal" style:font-name-complex="Liberation Serif1" style:font-weight-complex="normal"/>
    </style:style>
    <style:style style:name="P73" style:family="paragraph" style:parent-style-name="Standard">
      <style:text-properties style:font-name="Liberation Serif1" fo:font-weight="normal" officeooo:rsid="0076d1ae" officeooo:paragraph-rsid="0077ac18" style:font-name-asian="Noto Sans CJK KR Regular" style:font-weight-asian="normal" style:font-name-complex="Liberation Serif1" style:font-weight-complex="normal"/>
    </style:style>
    <style:style style:name="P74" style:family="paragraph" style:parent-style-name="Standard">
      <style:text-properties style:font-name="Liberation Serif1" fo:font-weight="normal" officeooo:rsid="007fa6fd" officeooo:paragraph-rsid="007fa6fd" style:font-name-asian="Noto Sans CJK KR Regular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83bb17" officeooo:paragraph-rsid="0083bb17" style:font-name-asian="Noto Sans CJK KR Regular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8896f6" officeooo:paragraph-rsid="008896f6" style:font-name-asian="Noto Sans CJK KR Regular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fo:font-weight="normal" officeooo:rsid="008cdba3" officeooo:paragraph-rsid="008cdba3" style:font-name-asian="Noto Sans CJK KR Regular" style:font-weight-asian="normal" style:font-name-complex="Liberation Serif1" style:font-weight-complex="normal"/>
    </style:style>
    <style:style style:name="P78" style:family="paragraph" style:parent-style-name="Standard">
      <style:text-properties style:font-name="Liberation Serif1" fo:font-weight="normal" officeooo:rsid="008d6ed9" officeooo:paragraph-rsid="008d6ed9" style:font-name-asian="Noto Sans CJK KR Regular" style:font-weight-asian="normal" style:font-name-complex="Liberation Serif1" style:font-weight-complex="normal"/>
    </style:style>
    <style:style style:name="P79" style:family="paragraph" style:parent-style-name="Standard">
      <style:text-properties style:font-name="Liberation Serif1" fo:font-weight="normal" officeooo:rsid="008e91c3" officeooo:paragraph-rsid="008e91c3" style:font-name-asian="Noto Sans CJK KR Regular" style:font-weight-asian="normal" style:font-name-complex="Liberation Serif1" style:font-weight-complex="normal"/>
    </style:style>
    <style:style style:name="P80" style:family="paragraph" style:parent-style-name="Standard">
      <style:text-properties style:font-name="Liberation Serif1" fo:font-weight="normal" officeooo:rsid="00904844" officeooo:paragraph-rsid="00904844" style:font-name-asian="Noto Sans CJK KR Regular" style:font-weight-asian="normal" style:font-name-complex="Liberation Serif1" style:font-weight-complex="normal"/>
    </style:style>
    <style:style style:name="P81" style:family="paragraph" style:parent-style-name="Standard">
      <style:text-properties style:font-name="Liberation Serif1" fo:font-weight="normal" officeooo:rsid="00930f71" officeooo:paragraph-rsid="00930f71" style:font-name-asian="Noto Sans CJK KR Regular" style:font-weight-asian="normal" style:font-name-complex="Liberation Serif1" style:font-weight-complex="normal"/>
    </style:style>
    <style:style style:name="P82" style:family="paragraph" style:parent-style-name="Standard">
      <style:text-properties style:font-name="Liberation Serif1" fo:font-weight="normal" officeooo:rsid="00938381" officeooo:paragraph-rsid="00938381" style:font-name-asian="Noto Sans CJK KR Regular" style:font-weight-asian="normal" style:font-name-complex="Liberation Serif1" style:font-weight-complex="normal"/>
    </style:style>
    <style:style style:name="P83" style:family="paragraph" style:parent-style-name="Standard">
      <style:text-properties style:font-name="Liberation Serif1" fo:font-weight="normal" officeooo:rsid="00938381" officeooo:paragraph-rsid="00939947" style:font-name-asian="Noto Sans CJK KR Regular" style:font-weight-asian="normal" style:font-name-complex="Liberation Serif1" style:font-weight-complex="normal"/>
    </style:style>
    <style:style style:name="P84" style:family="paragraph" style:parent-style-name="Standard">
      <style:text-properties style:font-name="Liberation Serif1" fo:font-weight="normal" officeooo:rsid="00939947" officeooo:paragraph-rsid="00939947" style:font-name-asian="Noto Sans CJK KR Regular" style:font-weight-asian="normal" style:font-name-complex="Liberation Serif1" style:font-weight-complex="normal"/>
    </style:style>
    <style:style style:name="P85" style:family="paragraph" style:parent-style-name="Standard">
      <style:text-properties style:font-name="Liberation Serif1" fo:font-weight="normal" officeooo:rsid="0093a4da" officeooo:paragraph-rsid="0093a4da" style:font-name-asian="Noto Sans CJK KR Regular" style:font-weight-asian="normal" style:font-name-complex="Liberation Serif1" style:font-weight-complex="normal"/>
    </style:style>
    <style:style style:name="P86" style:family="paragraph" style:parent-style-name="Standard">
      <style:text-properties style:font-name="Liberation Serif1" fo:font-weight="normal" officeooo:rsid="0095cc3e" officeooo:paragraph-rsid="0095cc3e" style:font-name-asian="Noto Sans CJK KR Regular" style:font-weight-asian="normal" style:font-name-complex="Liberation Serif1" style:font-weight-complex="normal"/>
    </style:style>
    <style:style style:name="P87" style:family="paragraph" style:parent-style-name="Standard">
      <style:text-properties style:font-name="Liberation Serif1" fo:font-weight="normal" officeooo:rsid="00979608" officeooo:paragraph-rsid="00979608" style:font-name-asian="Noto Sans CJK KR Regular" style:font-weight-asian="normal" style:font-name-complex="Liberation Serif1" style:font-weight-complex="normal"/>
    </style:style>
    <style:style style:name="P88" style:family="paragraph" style:parent-style-name="Standard">
      <style:text-properties style:font-name="Liberation Serif1" fo:font-size="12pt" fo:font-weight="normal" officeooo:rsid="0083bb17" officeooo:paragraph-rsid="0083bb17" style:font-name-asian="Noto Sans CJK KR Regular" style:font-size-asian="12pt" style:font-weight-asian="normal" style:font-name-complex="Liberation Serif1" style:font-size-complex="12pt" style:font-weight-complex="normal"/>
    </style:style>
    <style:style style:name="P89" style:family="paragraph" style:parent-style-name="Standard">
      <style:text-properties style:font-name="Liberation Serif1" fo:font-size="12pt" officeooo:rsid="00513025" officeooo:paragraph-rsid="00513025" style:font-name-asian="Noto Sans CJK KR Regular" style:font-size-asian="12pt" style:font-name-complex="Liberation Serif1" style:font-size-complex="12pt"/>
    </style:style>
    <style:style style:name="P90" style:family="paragraph" style:parent-style-name="Standard">
      <style:text-properties style:font-name="Liberation Serif1" fo:font-size="12pt" officeooo:rsid="0041633a" officeooo:paragraph-rsid="0041633a" style:font-name-asian="Noto Sans CJK KR Regular" style:font-size-asian="12pt" style:font-name-complex="Liberation Serif1" style:font-size-complex="12pt"/>
    </style:style>
    <style:style style:name="P91" style:family="paragraph" style:parent-style-name="Standard">
      <style:text-properties style:font-name="Liberation Serif1" fo:font-size="12pt" officeooo:rsid="003952cd" officeooo:paragraph-rsid="003952cd" style:font-name-asian="Noto Sans CJK KR Regular" style:font-size-asian="12pt" style:font-name-complex="Liberation Serif1" style:font-size-complex="12pt"/>
    </style:style>
    <style:style style:name="P92" style:family="paragraph" style:parent-style-name="Standard">
      <style:text-properties style:font-name="Liberation Serif1" fo:font-size="12pt" officeooo:rsid="00232aa8" officeooo:paragraph-rsid="00232aa8" style:font-name-asian="Noto Sans CJK KR Regular" style:font-size-asian="12pt" style:font-name-complex="Liberation Serif1" style:font-size-complex="12pt"/>
    </style:style>
    <style:style style:name="P93" style:family="paragraph" style:parent-style-name="Standard">
      <style:text-properties fo:font-size="14pt" officeooo:rsid="00064f01" officeooo:paragraph-rsid="00064f01" style:font-size-asian="14pt" style:font-size-complex="14pt"/>
    </style:style>
    <style:style style:name="P94" style:family="paragraph" style:parent-style-name="Standard">
      <style:text-properties fo:font-size="15pt" officeooo:rsid="00064f01" officeooo:paragraph-rsid="00064f01" style:font-size-asian="15pt" style:font-size-complex="15pt"/>
    </style:style>
    <style:style style:name="P95" style:family="paragraph" style:parent-style-name="Standard">
      <style:paragraph-properties fo:break-before="page"/>
      <style:text-properties style:font-name="Liberation Serif1" fo:font-weight="normal" officeooo:rsid="006a36b5" officeooo:paragraph-rsid="006a36b5" style:font-name-asian="Noto Sans CJK KR Regular" style:font-weight-asian="normal" style:font-name-complex="Liberation Serif1" style:font-weight-complex="normal"/>
    </style:style>
    <style:style style:name="P96" style:family="paragraph" style:parent-style-name="Standard">
      <style:text-properties style:font-name="Liberation Serif1" fo:font-weight="normal" officeooo:rsid="00979608" officeooo:paragraph-rsid="00979608" style:font-name-asian="Noto Sans CJK KR Regular" style:font-weight-asian="normal" style:font-name-complex="Liberation Serif1" style:font-weight-complex="normal"/>
    </style:style>
    <style:style style:name="P97" style:family="paragraph" style:parent-style-name="Standard">
      <style:text-properties style:font-name="Liberation Serif1" fo:font-weight="normal" officeooo:rsid="009926e0" officeooo:paragraph-rsid="009926e0" style:font-name-asian="Noto Sans CJK KR Regular" style:font-weight-asian="normal" style:font-name-complex="Liberation Serif1" style:font-weight-complex="normal"/>
    </style:style>
    <style:style style:name="P98" style:family="paragraph" style:parent-style-name="Standard">
      <style:text-properties style:font-name="Liberation Serif1" fo:font-weight="normal" officeooo:rsid="0099f476" officeooo:paragraph-rsid="0099f476" style:font-name-asian="Noto Sans CJK KR Regular" style:font-weight-asian="normal" style:font-name-complex="Liberation Serif1" style:font-weight-complex="normal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494e12" style:font-weight-asian="bold" style:font-weight-complex="bold"/>
    </style:style>
    <style:style style:name="T6" style:family="text">
      <style:text-properties fo:font-weight="bold" officeooo:rsid="008ab655" style:font-weight-asian="bold" style:font-weight-complex="bold"/>
    </style:style>
    <style:style style:name="T7" style:family="text">
      <style:text-properties fo:font-weight="bold" officeooo:rsid="008d6ed9" style:font-weight-asian="bold" style:font-weight-complex="bold"/>
    </style:style>
    <style:style style:name="T8" style:family="text">
      <style:text-properties fo:font-weight="bold" officeooo:rsid="008e91c3" style:font-weight-asian="bold" style:font-weight-complex="bold"/>
    </style:style>
    <style:style style:name="T9" style:family="text">
      <style:text-properties fo:font-weight="bold" officeooo:rsid="0094becc" style:font-weight-asian="bold" style:font-weight-complex="bold"/>
    </style:style>
    <style:style style:name="T10" style:family="text">
      <style:text-properties fo:font-weight="bold" officeooo:rsid="009af8d8" style:font-weight-asian="bold" style:font-weight-complex="bold"/>
    </style:style>
    <style:style style:name="T11" style:family="text">
      <style:text-properties fo:font-weight="bold" officeooo:rsid="001f76cc" style:font-name-asian="Noto Sans CJK KR Regular" style:font-weight-asian="bold" style:font-weight-complex="bold"/>
    </style:style>
    <style:style style:name="T12" style:family="text">
      <style:text-properties fo:font-weight="bold" officeooo:rsid="0021536c" style:font-name-asian="Noto Sans CJK KR Regular" style:font-weight-asian="bold" style:font-weight-complex="bold"/>
    </style:style>
    <style:style style:name="T13" style:family="text">
      <style:text-properties officeooo:rsid="000c0363"/>
    </style:style>
    <style:style style:name="T14" style:family="text">
      <style:text-properties officeooo:rsid="000e3320"/>
    </style:style>
    <style:style style:name="T15" style:family="text">
      <style:text-properties style:text-position="sub 58%"/>
    </style:style>
    <style:style style:name="T16" style:family="text">
      <style:text-properties style:text-position="sub 58%" style:font-name="Liberation Serif1" officeooo:rsid="001a0017" style:font-name-asian="Noto Sans CJK KR Regular" style:font-name-complex="Liberation Serif1"/>
    </style:style>
    <style:style style:name="T17" style:family="text">
      <style:text-properties style:text-position="sub 58%" style:font-name-asian="Noto Sans CJK KR Regular"/>
    </style:style>
    <style:style style:name="T18" style:family="text">
      <style:text-properties style:text-position="sub 58%" officeooo:rsid="001f76cc" style:font-name-asian="Noto Sans CJK KR Regular"/>
    </style:style>
    <style:style style:name="T19" style:family="text">
      <style:text-properties style:text-position="sub 58%" style:font-name="Noto Sans CJK KR Regular" officeooo:rsid="001db0b3" style:font-name-asian="Noto Sans CJK KR Regular" style:font-name-complex="Liberation Serif1"/>
    </style:style>
    <style:style style:name="T20" style:family="text">
      <style:text-properties style:text-position="sub 58%" officeooo:rsid="0041633a"/>
    </style:style>
    <style:style style:name="T21" style:family="text">
      <style:text-properties style:text-position="sub 58%" officeooo:rsid="004307dd"/>
    </style:style>
    <style:style style:name="T22" style:family="text">
      <style:text-properties style:text-position="sub 58%" officeooo:rsid="00717c74"/>
    </style:style>
    <style:style style:name="T23" style:family="text">
      <style:text-properties style:text-position="sub 58%" fo:font-weight="bold" style:font-weight-asian="bold" style:font-weight-complex="bold"/>
    </style:style>
    <style:style style:name="T24" style:family="text">
      <style:text-properties style:text-position="sub 58%" fo:font-weight="bold" officeooo:rsid="008d6ed9" style:font-weight-asian="bold" style:font-weight-complex="bold"/>
    </style:style>
    <style:style style:name="T25" style:family="text">
      <style:text-properties officeooo:rsid="0014422c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14422c"/>
    </style:style>
    <style:style style:name="T28" style:family="text">
      <style:text-properties style:text-position="super 58%" officeooo:rsid="00176aec"/>
    </style:style>
    <style:style style:name="T29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30" style:family="text">
      <style:text-properties style:text-position="super 58%" officeooo:rsid="001db0b3" style:font-name-asian="Noto Sans CJK KR Regular"/>
    </style:style>
    <style:style style:name="T31" style:family="text">
      <style:text-properties style:text-position="super 58%" style:font-name="Noto Sans CJK KR Regular" officeooo:rsid="001db0b3" style:font-name-asian="Noto Sans CJK KR Regular"/>
    </style:style>
    <style:style style:name="T32" style:family="text">
      <style:text-properties style:text-position="super 58%" officeooo:rsid="0025a9f0"/>
    </style:style>
    <style:style style:name="T33" style:family="text">
      <style:text-properties style:text-position="super 58%" officeooo:rsid="002cb191"/>
    </style:style>
    <style:style style:name="T34" style:family="text">
      <style:text-properties style:text-position="super 58%" officeooo:rsid="002ea428"/>
    </style:style>
    <style:style style:name="T35" style:family="text">
      <style:text-properties style:text-position="super 58%" officeooo:rsid="003a6e8e"/>
    </style:style>
    <style:style style:name="T36" style:family="text">
      <style:text-properties style:text-position="super 58%" officeooo:rsid="003bc382"/>
    </style:style>
    <style:style style:name="T37" style:family="text">
      <style:text-properties style:text-position="super 58%" officeooo:rsid="004307dd"/>
    </style:style>
    <style:style style:name="T38" style:family="text">
      <style:text-properties style:text-position="super 58%" officeooo:rsid="00613ade"/>
    </style:style>
    <style:style style:name="T39" style:family="text">
      <style:text-properties style:text-position="super 58%" officeooo:rsid="00717c74"/>
    </style:style>
    <style:style style:name="T40" style:family="text">
      <style:text-properties style:text-position="super 58%" officeooo:rsid="0076d1ae"/>
    </style:style>
    <style:style style:name="T41" style:family="text">
      <style:text-properties officeooo:rsid="001489eb"/>
    </style:style>
    <style:style style:name="T42" style:family="text">
      <style:text-properties officeooo:rsid="00176aec"/>
    </style:style>
    <style:style style:name="T43" style:family="text">
      <style:text-properties officeooo:rsid="001a0017"/>
    </style:style>
    <style:style style:name="T44" style:family="text">
      <style:text-properties style:font-name="Liberation Serif1" officeooo:rsid="001a0017" style:font-name-asian="Liberation Serif1" style:font-name-complex="Liberation Serif1"/>
    </style:style>
    <style:style style:name="T45" style:family="text">
      <style:text-properties style:font-name="Liberation Serif1" officeooo:rsid="001db0b3" style:font-name-asian="Liberation Serif1" style:font-name-complex="Liberation Serif1"/>
    </style:style>
    <style:style style:name="T46" style:family="text">
      <style:text-properties style:font-name="Noto Sans CJK KR Regular" officeooo:rsid="001a0017" style:font-name-asian="Liberation Serif1" style:font-name-complex="Liberation Serif1"/>
    </style:style>
    <style:style style:name="T47" style:family="text">
      <style:text-properties style:font-name="Noto Sans CJK KR Regular" officeooo:rsid="001db0b3" style:font-name-asian="Liberation Serif1" style:font-name-complex="Liberation Serif1"/>
    </style:style>
    <style:style style:name="T48" style:family="text">
      <style:text-properties style:font-name="Noto Sans CJK KR Regular" officeooo:rsid="001f76cc" style:font-name-asian="Liberation Serif1" style:font-name-complex="Liberation Serif1"/>
    </style:style>
    <style:style style:name="T49" style:family="text">
      <style:text-properties style:font-name="Noto Sans CJK KR Regular" officeooo:rsid="001db0b3" style:font-name-asian="Noto Sans CJK KR Regular"/>
    </style:style>
    <style:style style:name="T50" style:family="text">
      <style:text-properties style:font-name-asian="Noto Sans CJK KR Regular"/>
    </style:style>
    <style:style style:name="T51" style:family="text">
      <style:text-properties officeooo:rsid="001c7318" style:font-name-asian="Noto Sans CJK KR Regular"/>
    </style:style>
    <style:style style:name="T52" style:family="text">
      <style:text-properties officeooo:rsid="001db0b3" style:font-name-asian="Noto Sans CJK KR Regular"/>
    </style:style>
    <style:style style:name="T53" style:family="text">
      <style:text-properties officeooo:rsid="001f76cc" style:font-name-asian="Noto Sans CJK KR Regular"/>
    </style:style>
    <style:style style:name="T54" style:family="text">
      <style:text-properties officeooo:rsid="0021536c" style:font-name-asian="Noto Sans CJK KR Regular"/>
    </style:style>
    <style:style style:name="T55" style:family="text">
      <style:text-properties officeooo:rsid="0021b07a" style:font-name-asian="Noto Sans CJK KR Regular"/>
    </style:style>
    <style:style style:name="T56" style:family="text">
      <style:text-properties officeooo:rsid="001db0b3"/>
    </style:style>
    <style:style style:name="T57" style:family="text">
      <style:text-properties officeooo:rsid="00209e84"/>
    </style:style>
    <style:style style:name="T58" style:family="text">
      <style:text-properties officeooo:rsid="0025a9f0"/>
    </style:style>
    <style:style style:name="T59" style:family="text">
      <style:text-properties officeooo:rsid="00279451"/>
    </style:style>
    <style:style style:name="T60" style:family="text">
      <style:text-properties officeooo:rsid="002974de"/>
    </style:style>
    <style:style style:name="T61" style:family="text">
      <style:text-properties officeooo:rsid="002cb191"/>
    </style:style>
    <style:style style:name="T62" style:family="text">
      <style:text-properties officeooo:rsid="002ea428"/>
    </style:style>
    <style:style style:name="T63" style:family="text">
      <style:text-properties officeooo:rsid="0030155d"/>
    </style:style>
    <style:style style:name="T64" style:family="text">
      <style:text-properties officeooo:rsid="00312fa6"/>
    </style:style>
    <style:style style:name="T65" style:family="text">
      <style:text-properties officeooo:rsid="0031db8c"/>
    </style:style>
    <style:style style:name="T66" style:family="text">
      <style:text-properties officeooo:rsid="00363af7"/>
    </style:style>
    <style:style style:name="T67" style:family="text">
      <style:text-properties officeooo:rsid="003a6e8e"/>
    </style:style>
    <style:style style:name="T68" style:family="text">
      <style:text-properties officeooo:rsid="003bc382"/>
    </style:style>
    <style:style style:name="T69" style:family="text">
      <style:text-properties officeooo:rsid="003d151f"/>
    </style:style>
    <style:style style:name="T70" style:family="text">
      <style:text-properties officeooo:rsid="003e9021"/>
    </style:style>
    <style:style style:name="T71" style:family="text">
      <style:text-properties officeooo:rsid="0041633a"/>
    </style:style>
    <style:style style:name="T72" style:family="text">
      <style:text-properties officeooo:rsid="004307dd"/>
    </style:style>
    <style:style style:name="T73" style:family="text">
      <style:text-properties officeooo:rsid="00434161"/>
    </style:style>
    <style:style style:name="T74" style:family="text">
      <style:text-properties officeooo:rsid="0043f0d9"/>
    </style:style>
    <style:style style:name="T75" style:family="text">
      <style:text-properties officeooo:rsid="00494e12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494e12" style:font-weight-asian="normal" style:font-weight-complex="normal"/>
    </style:style>
    <style:style style:name="T78" style:family="text">
      <style:text-properties fo:font-weight="normal" officeooo:rsid="004a4c8a" style:font-weight-asian="normal" style:font-weight-complex="normal"/>
    </style:style>
    <style:style style:name="T79" style:family="text">
      <style:text-properties fo:font-weight="normal" officeooo:rsid="004c06f3" style:font-weight-asian="normal" style:font-weight-complex="normal"/>
    </style:style>
    <style:style style:name="T80" style:family="text">
      <style:text-properties fo:font-weight="normal" officeooo:rsid="005277f9" style:font-weight-asian="normal" style:font-weight-complex="normal"/>
    </style:style>
    <style:style style:name="T81" style:family="text">
      <style:text-properties fo:font-weight="normal" officeooo:rsid="00547720" style:font-weight-asian="normal" style:font-weight-complex="normal"/>
    </style:style>
    <style:style style:name="T82" style:family="text">
      <style:text-properties fo:font-weight="normal" officeooo:rsid="00556de5" style:font-weight-asian="normal" style:font-weight-complex="normal"/>
    </style:style>
    <style:style style:name="T83" style:family="text">
      <style:text-properties fo:font-weight="normal" officeooo:rsid="0055bbce" style:font-weight-asian="normal" style:font-weight-complex="normal"/>
    </style:style>
    <style:style style:name="T84" style:family="text">
      <style:text-properties fo:font-weight="normal" officeooo:rsid="0056b4b0" style:font-weight-asian="normal" style:font-weight-complex="normal"/>
    </style:style>
    <style:style style:name="T85" style:family="text">
      <style:text-properties officeooo:rsid="0059cfbb"/>
    </style:style>
    <style:style style:name="T86" style:family="text">
      <style:text-properties officeooo:rsid="00613ade"/>
    </style:style>
    <style:style style:name="T87" style:family="text">
      <style:text-properties officeooo:rsid="0061f7c4"/>
    </style:style>
    <style:style style:name="T88" style:family="text">
      <style:text-properties officeooo:rsid="0063c5f4"/>
    </style:style>
    <style:style style:name="T89" style:family="text">
      <style:text-properties officeooo:rsid="006daa7c"/>
    </style:style>
    <style:style style:name="T90" style:family="text">
      <style:text-properties officeooo:rsid="006e8cbb"/>
    </style:style>
    <style:style style:name="T91" style:family="text">
      <style:text-properties officeooo:rsid="00717c74"/>
    </style:style>
    <style:style style:name="T92" style:family="text">
      <style:text-properties officeooo:rsid="00734b39"/>
    </style:style>
    <style:style style:name="T93" style:family="text">
      <style:text-properties officeooo:rsid="00757c8e"/>
    </style:style>
    <style:style style:name="T94" style:family="text">
      <style:text-properties officeooo:rsid="0076d1ae"/>
    </style:style>
    <style:style style:name="T95" style:family="text">
      <style:text-properties officeooo:rsid="008090f0"/>
    </style:style>
    <style:style style:name="T96" style:family="text">
      <style:text-properties officeooo:rsid="0081e5f1"/>
    </style:style>
    <style:style style:name="T97" style:family="text">
      <style:text-properties officeooo:rsid="008896f6"/>
    </style:style>
    <style:style style:name="T98" style:family="text">
      <style:text-properties officeooo:rsid="008ab655"/>
    </style:style>
    <style:style style:name="T99" style:family="text">
      <style:text-properties officeooo:rsid="008d6ed9"/>
    </style:style>
    <style:style style:name="T100" style:family="text">
      <style:text-properties officeooo:rsid="008fbb66"/>
    </style:style>
    <style:style style:name="T101" style:family="text">
      <style:text-properties officeooo:rsid="0091fe5f"/>
    </style:style>
    <style:style style:name="T102" style:family="text">
      <style:text-properties officeooo:rsid="00938381"/>
    </style:style>
    <style:style style:name="T103" style:family="text">
      <style:text-properties officeooo:rsid="00939947"/>
    </style:style>
    <style:style style:name="T104" style:family="text">
      <style:text-properties officeooo:rsid="0094becc"/>
    </style:style>
    <style:style style:name="T105" style:family="text">
      <style:text-properties officeooo:rsid="0095cc3e"/>
    </style:style>
    <style:style style:name="T106" style:family="text">
      <style:text-properties officeooo:rsid="0097fce0"/>
    </style:style>
    <style:style style:name="T107" style:family="text">
      <style:text-properties officeooo:rsid="009af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第3篇 中央处理器</text:p>
      <text:p text:style-name="P1"/>
      <text:p text:style-name="P93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57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13">+</text:span>”或“<text:span text:style-name="T13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14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15">原</text:span> = 0.1011 </text:p>
      <text:p text:style-name="P5">x = -0.1011，[x]<text:span text:style-name="T15">原</text:span> = <text:span text:style-name="T41">1 - (-0.1011) = 1</text:span>.1011 </text:p>
      <text:p text:style-name="P5">x = +1011，[x]<text:span text:style-name="T15">原</text:span> = 0,1011</text:p>
      <text:p text:style-name="P5">x = -1011，[x]<text:span text:style-name="T15">原</text:span> = <text:span text:style-name="T25">2</text:span><text:span text:style-name="T27">4</text:span><text:span text:style-name="T25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42">+</text:span>9互为补数。-<text:span text:style-name="T42">3可以用+9来代替。</text:span></text:p>
      <text:p text:style-name="P10">补数的概念可以用到任意模上：</text:p>
      <text:p text:style-name="P10">mod <text:span text:style-name="T42">10</text:span><text:span text:style-name="T28">2</text:span><text:span text:style-name="T42">：-3和+97互为补数。</text:span></text:p>
      <text:p text:style-name="P10">mod <text:span text:style-name="T42">2</text:span><text:span text:style-name="T28">4</text:span><text:span text:style-name="T42">：-1011和+0101互为补数。</text:span></text:p>
      <text:p text:style-name="P10">mod <text:span text:style-name="T42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43">0</text:span><text:span text:style-name="T44">≤x&lt;2</text:span><text:span text:style-name="T29">n</text:span><text:span text:style-name="T44">, [x]</text:span><text:span text:style-name="T16">补</text:span><text:span text:style-name="T44"> = 0,x </text:span><text:span text:style-name="T46"><text:tab/><text:tab/></text:span><text:span text:style-name="T47">[+1100]</text:span><text:span text:style-name="T19">补</text:span><text:span text:style-name="T47"> = 0,1100</text:span></text:p>
      <text:p text:style-name="P13">-2<text:span text:style-name="T26">n</text:span>≤x&lt;<text:span text:style-name="T56">0, [x]</text:span><text:span text:style-name="T17">补</text:span><text:span text:style-name="T50"> </text:span><text:span text:style-name="T51">= </text:span><text:span text:style-name="T52">2</text:span><text:span text:style-name="T30">n+1</text:span><text:span text:style-name="T52"> + x<text:tab/></text:span><text:span text:style-name="T49">[-1101] = 2</text:span><text:span text:style-name="T31">5</text:span><text:span text:style-name="T49"> + (-1101) = 100000 – 1101 = 1,0011</text:span></text:p>
      <text:p text:style-name="P17">小数补码的定义：</text:p>
      <text:p text:style-name="P12"><text:span text:style-name="T43">0</text:span><text:span text:style-name="T44">≤x&lt;</text:span><text:span text:style-name="T45">1</text:span><text:span text:style-name="T44">, [x]</text:span><text:span text:style-name="T16">补</text:span><text:span text:style-name="T44"> = x </text:span><text:span text:style-name="T46"><text:tab/><text:tab/></text:span><text:span text:style-name="T47">[+</text:span><text:span text:style-name="T48">0.</text:span><text:span text:style-name="T47">1100]</text:span><text:span text:style-name="T19">补</text:span><text:span text:style-name="T47"> = 0.1100</text:span></text:p>
      <text:p text:style-name="P14"><text:span text:style-name="T50">-</text:span><text:span text:style-name="T53">1</text:span><text:span text:style-name="T50">≤x&lt;</text:span><text:span text:style-name="T53">0</text:span><text:span text:style-name="T51">[x]</text:span><text:span text:style-name="T17">补</text:span><text:span text:style-name="T50"> </text:span><text:span text:style-name="T51">= </text:span><text:span text:style-name="T52">2</text:span><text:span text:style-name="T30"> </text:span><text:span text:style-name="T53">+ </text:span><text:span text:style-name="T52">x<text:tab/><text:tab/></text:span><text:span text:style-name="T53">[-0.0110]</text:span><text:span text:style-name="T18">补</text:span><text:span text:style-name="T53"> = 2 – 0.0110 = 1.1010</text:span></text:p>
      <text:p text:style-name="P14"><text:soft-page-break/><text:span text:style-name="T11">反码表示法</text:span><text:span text:style-name="T53">：</text:span></text:p>
      <text:p text:style-name="P18">反码通常用来作为原码求补码或补码求原码的中间过渡，真值为负时，反码是原码的每位取反。</text:p>
      <text:p text:style-name="P15"><text:span text:style-name="T53">[</text:span><text:span text:style-name="T50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50">当真值为正时，原码、补码、反码的表现形式均相同，即符号位用</text:span><text:span text:style-name="T54">0表示，数值部分和真值相同。</text:span></text:p>
      <text:p text:style-name="P16"><text:span text:style-name="T54">当真值为负时，三者符号位都用1表示，原码数值部分是</text:span><text:span text:style-name="T12">真值的绝对值</text:span><text:span text:style-name="T54">，补码是原码的</text:span><text:span text:style-name="T12">求反加1</text:span><text:span text:style-name="T54">，反码是原码的</text:span><text:span text:style-name="T12">每位求反</text:span><text:span text:style-name="T54">。</text:span></text:p>
      <text:p text:style-name="P16"><text:span text:style-name="T54">补码不能直接反映真值的大小，移码和补码仅差一个符号位，把补码中的</text:span><text:span text:style-name="T55">1换成0，0换成1，就得到了真值的移码</text:span><text:span text:style-name="T54">。</text:span></text:p>
      <text:p text:style-name="P21"/>
      <text:p text:style-name="P92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4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58">，若机器数采用原码，小数定点机中数的表示范围是-(1-2</text:span><text:span text:style-name="T32">-n</text:span><text:span text:style-name="T58">) ~ (1-2</text:span><text:span text:style-name="T32">-n</text:span><text:span text:style-name="T58">)，整数定点机中数的表示范围是 </text:span>-<text:span text:style-name="T58">(2</text:span><text:span text:style-name="T32">n</text:span><text:span text:style-name="T58"> – 1) ~ (2</text:span><text:span text:style-name="T32">n </text:span><text:span text:style-name="T58">-1)。</text:span></text:p>
      <text:p text:style-name="P22">在定点机中<text:span text:style-name="T59">，由于小数点的位置固定不变，故当机器处理的数不是纯小数或纯整数时，必须乘上一个比例因子，否则会产生溢出。</text:span></text:p>
      <text:p text:style-name="P22"/>
      <text:p text:style-name="P44">浮点表示</text:p>
      <text:p text:style-name="P22">小数点位置可以浮动的数称为浮点数<text:span text:style-name="T60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61">。</text:span></text:p>
      <text:p text:style-name="P21">阶码是整数<text:span text:style-name="T61">，阶符和阶码的位数m合起来反映浮点数的表示范围及小数点的实际位置；</text:span></text:p>
      <text:p text:style-name="P21">尾数是小数<text:span text:style-name="T61">，其位数n反映了浮点数的精度；</text:span></text:p>
      <text:p text:style-name="P21">尾数的符号S<text:span text:style-name="T15">f</text:span>代表了浮点数的正负<text:span text:style-name="T61">。</text:span></text:p>
      <text:p text:style-name="P21">浮点数的表示范围<text:span text:style-name="T61">：</text:span></text:p>
      <text:p text:style-name="P21">以N = S <text:span text:style-name="T61">× r</text:span><text:span text:style-name="T33">j</text:span><text:span text:style-name="T61"> 为例，设浮点数阶码的数值位取m位，尾数的数值位取n位，当浮点数为非规格化时，设m=4，n=5，它能表示的最小负数为-0.11111×2</text:span><text:span text:style-name="T33">1111</text:span><text:span text:style-name="T61">，即-(1-2</text:span><text:span text:style-name="T33">-5</text:span><text:span text:style-name="T61">)×(2</text:span><text:span text:style-name="T34">16-1</text:span><text:span text:style-name="T61">-1)</text:span></text:p>
      <text:p text:style-name="P24">它能表示的最大负数为-0.00001×2<text:span text:style-name="T26">-</text:span><text:span text:style-name="T34">1111</text:span>，<text:span text:style-name="T61">即-2</text:span><text:span text:style-name="T33">-n</text:span><text:span text:style-name="T61">×(2</text:span><text:span text:style-name="T34">1-16</text:span><text:span text:style-name="T61">-1)</text:span></text:p>
      <text:p text:style-name="P25">它能表示的最大正数为0.<text:span text:style-name="T62">1111</text:span>1×2<text:span text:style-name="T34">1111</text:span>，<text:span text:style-name="T61">即(1-2</text:span><text:span text:style-name="T33">-n</text:span><text:span text:style-name="T61">)×(2</text:span><text:span text:style-name="T34">16-1</text:span><text:span text:style-name="T61">)</text:span></text:p>
      <text:p text:style-name="P25">它能表示的最小正数为0.00001×2<text:span text:style-name="T26">-</text:span><text:span text:style-name="T34">1111</text:span>，<text:span text:style-name="T61">即2</text:span><text:span text:style-name="T33">-n</text:span><text:span text:style-name="T61">×(2</text:span><text:span text:style-name="T34">1-16</text:span><text:span text:style-name="T61">-1)</text:span></text:p>
      <text:p text:style-name="P26">1-16 表示1- 2<text:span text:style-name="T26">m</text:span>。</text:p>
      <text:p text:style-name="P26">当浮点数阶码大于最大阶码时<text:span text:style-name="T63">，称为上溢，机器停止运算，进行中断溢出处理。</text:span></text:p>
      <text:p text:style-name="P26">当浮点数阶码小于最小阶码时<text:span text:style-name="T63">，称为下溢，此时溢出的数绝对值很小，通常将尾数各位强制置零，按机器零处理，此时机器可以正常运行。</text:span></text:p>
      <text:p text:style-name="P26"/>
      <text:p text:style-name="P45"><text:soft-page-break/>浮点数的规格化</text:p>
      <text:p text:style-name="P26">尾数反映了浮点数的精度<text:span text:style-name="T63">，尾数的位数是有限的，如果尾数前几位是0，会占用了尾数的位数。</text:span></text:p>
      <text:p text:style-name="P26">为了提高浮点数的精度<text:span text:style-name="T63">，其尾数必须为规格化数。</text:span></text:p>
      <text:p text:style-name="P26">基数为<text:span text:style-name="T63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64">4时，尾数的最高两位不全为零的数为规格化数。规格化时，尾数左移两位，阶码减1；右移两位，阶码加1。</text:span></text:p>
      <text:p text:style-name="P27">基数为<text:span text:style-name="T64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65">，而且一旦基数确定后就不再变了。</text:span></text:p>
      <text:p text:style-name="P27">不同基数的浮点数表示形式完全相同<text:span text:style-name="T65">，但基数不同，对数的表示范围和精度都有影响。</text:span></text:p>
      <text:p text:style-name="P27">一般来说<text:span text:style-name="T65">，基数r越大，可表示的浮点数范围越大，所表示的数的个数越多，但表示的精度反而下降(r为16，规格化后前三位可能是0)。</text:span></text:p>
      <text:p text:style-name="P27"/>
      <text:p text:style-name="P4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47">IEEE <text:span text:style-name="T66">754标准</text:span></text:p>
      <text:p text:style-name="P29">和浮点数形式相比<text:span text:style-name="T66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91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67">10</text:span><text:span text:style-name="T35">n</text:span><text:span text:style-name="T67">；右移n位，相当于该数除以10</text:span><text:span text:style-name="T35">n</text:span><text:span text:style-name="T67">。</text:span></text:p>
      <text:p text:style-name="P32">计算机中小数点的位置是事先约定的，因此，二进制表示的机器数在相对于小数点左移或右移时，实质就是该数乘以或除以<text:span text:style-name="T68">2</text:span><text:span text:style-name="T36">n</text:span><text:span text:style-name="T68">（n = 1,2,3...）。</text:span></text:p>
      <text:p text:style-name="P32">有符号数的移位称为算数移位；无符号数的移位称为逻辑移位。</text:p>
      <text:p text:style-name="P48"><text:soft-page-break/>算数移位规则</text:p>
      <text:p text:style-name="P32">（<text:span text:style-name="T69">1</text:span>）机器数为正时，不论是左移还是右移，添补代码均为<text:span text:style-name="T69">0。</text:span></text:p>
      <text:p text:style-name="P32">（<text:span text:style-name="T69">2</text:span>）由于负数的原码数值部分与真值相同，故在移位时只要符号位不变，其空位均添<text:span text:style-name="T69">0。</text:span></text:p>
      <text:p text:style-name="P32">（<text:span text:style-name="T69">3</text:span>）由于负数的反码各位除符号位外与负数的原码正好相反，故移位后所添的代码应与原码相反，即全部添<text:span text:style-name="T69">1。</text:span></text:p>
      <text:p text:style-name="P32">（<text:span text:style-name="T69">4</text:span>）补码中的最后一位与原码最后一位相同，前面的位数与原码相反<text:span text:style-name="T70">(补码相同)</text:span>。补码左移时，空位出现在低位，和原码一样<text:span text:style-name="T70">，添0；补码右移时，空位出现在高位，和反码相同，补1。</text:span></text:p>
      <text:p text:style-name="P32"/>
      <text:p text:style-name="P34">例如-<text:span text:style-name="T70">26 </text:span></text:p>
      <text:p text:style-name="P40">二进制原码为10011010，左移一位，符号位不动，变成10110100 (-52)；左移三位会丢掉1，结果出错。</text:p>
      <text:p text:style-name="P34">右移一位<text:span text:style-name="T70">，变成10001101 (-13)；左移两位，移丢一个1，变成10000110 (-6)，影响精度。</text:span></text:p>
      <text:p text:style-name="P34">补码<text:span text:style-name="T70">、反码同理。</text:span></text:p>
      <text:p text:style-name="P34">反码和原码数值位相反<text:span text:style-name="T70">，最低位丢0，影响精度；最高位丢0，结果出错。</text:span></text:p>
      <text:p text:style-name="P34">补码中最低位和原码中一致<text:span text:style-name="T70">，最低位丢1，影响精度；最高位和反码一致，最高位丢0，结果出错。</text:span></text:p>
      <text:p text:style-name="P34"/>
      <text:p text:style-name="P49">算数移位的硬件实现</text:p>
      <text:p text:style-name="P34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算数移位和逻辑移位的区别</text:p>
      <text:p text:style-name="P35">有符号数的移位称为算数移位；无符号数的移位称为逻辑移位。</text:p>
      <text:p text:style-name="P34">逻辑移位<text:span text:style-name="T71">，左移，低位添0；右移，高位添0。</text:span></text:p>
      <text:p text:style-name="P34">为了避免算数左移时<text:span text:style-name="T71">，符号位移丢，可以把符号位移至C</text:span><text:span text:style-name="T20">y</text:span></text:p>
      <text:p text:style-name="P34"/>
      <text:p text:style-name="P90">6.3.2 加法减法运算</text:p>
      <text:p text:style-name="P36">减去一个数等于加上这个数的相反数<text:span text:style-name="T72">。</text:span></text:p>
      <text:p text:style-name="P36">现代计算机中都采用补码作加减法运算<text:span text:style-name="T72">。</text:span></text:p>
      <text:p text:style-name="P36"/>
      <text:p text:style-name="P36">补码加法运算的基本公式</text:p>
      <text:p text:style-name="P36">整数 <text:span text:style-name="T72">[A]</text:span><text:span text:style-name="T21">补</text:span><text:span text:style-name="T72"> + [B]</text:span><text:span text:style-name="T21">补</text:span><text:span text:style-name="T72"> = [A+B]</text:span><text:span text:style-name="T21">补</text:span><text:span text:style-name="T72"> （mod 2</text:span><text:span text:style-name="T37">n+1</text:span><text:span text:style-name="T72">）</text:span></text:p>
      <text:p text:style-name="P37">小数 <text:span text:style-name="T72">[A]</text:span><text:span text:style-name="T21">补</text:span><text:span text:style-name="T72"> + [B]</text:span><text:span text:style-name="T21">补</text:span><text:span text:style-name="T72"> = [A+B]</text:span><text:span text:style-name="T21">补</text:span><text:span text:style-name="T72"> （mod 2）</text:span></text:p>
      <text:p text:style-name="P37">减法<text:span text:style-name="T73">：</text:span></text:p>
      <text:p text:style-name="P38">整数 <text:span text:style-name="T72">[A]</text:span><text:span text:style-name="T21">补</text:span><text:span text:style-name="T72"> + [-B]</text:span><text:span text:style-name="T21">补</text:span><text:span text:style-name="T72"> = [A-B]</text:span><text:span text:style-name="T21">补</text:span><text:span text:style-name="T72"> （mod 2</text:span><text:span text:style-name="T37">n+1</text:span><text:span text:style-name="T72">）</text:span></text:p>
      <text:p text:style-name="P38">小数 <text:span text:style-name="T72">[A]</text:span><text:span text:style-name="T21">补</text:span><text:span text:style-name="T72"> + [-B]</text:span><text:span text:style-name="T21">补</text:span><text:span text:style-name="T72"> = [A-B]</text:span><text:span text:style-name="T21">补</text:span><text:span text:style-name="T72"> （mod 2）</text:span></text:p>
      <text:p text:style-name="P38"/>
      <text:p text:style-name="P39">A = <text:span text:style-name="T74">0.1011，B = -0.0101，求[A+B]</text:span><text:span text:style-name="T21">补</text:span><text:span text:style-name="T72"> </text:span></text:p>
      <text:p text:style-name="P39"><text:span text:style-name="T74">[A+B]</text:span><text:span text:style-name="T21">补</text:span><text:span text:style-name="T72"> <text:s/>= </text:span><text:s/><text:span text:style-name="T72">[A]</text:span><text:span text:style-name="T21">补</text:span><text:span text:style-name="T72"> + [B]</text:span><text:span text:style-name="T21">补</text:span><text:span text:style-name="T72"> = 0.1011 + 1.1011 = 10.0110 = 0.0110</text:span></text:p>
      <text:p text:style-name="P39"><text:soft-page-break/></text:p>
      <text:p text:style-name="P41">设机器数字长为8位，其中1位为符号位，令A = -93，B = +45，求[A – B]<text:span text:style-name="T15">补</text:span>。</text:p>
      <text:p text:style-name="P41">[A]补 = [11011101]补 = 10100011</text:p>
      <text:p text:style-name="P41">[-B]补 = [10101101]补 = 11010011</text:p>
      <text:p text:style-name="P41">[A – B]<text:span text:style-name="T15">补</text:span> = [A]补 + [-B]补 = <text:span text:style-name="T75">1</text:span><text:span text:style-name="T5">01110110 = 01110110</text:span></text:p>
      <text:p text:style-name="P54"/>
      <text:p text:style-name="P41"><text:span text:style-name="T5">溢出判断</text:span><text:span text:style-name="T77">：</text:span></text:p>
      <text:p text:style-name="P41"><text:span text:style-name="T77">参加操作的两个数符号相同</text:span><text:span text:style-name="T79">，其结果的符号与原操作数的符号不同，即为溢出。</text:span></text:p>
      <text:p text:style-name="P55">对于加法，只有正数加正数才会出现溢出，符号不同的两个数相加不会出现溢出。</text:p>
      <text:p text:style-name="P55">对于减法，只有负数减正数或正数减负数才会出现溢出(符号位改变，上面的例子)，符号相同的两个数相减是不会出现溢出的。</text:p>
      <text:p text:style-name="P54"/>
      <text:p text:style-name="P41"><text:span text:style-name="T77">变形补码</text:span><text:span text:style-name="T78">(两位符号位的补码，模4)</text:span><text:span text:style-name="T77">的溢出判断</text:span></text:p>
      <text:p text:style-name="P41"><text:span text:style-name="T77">两位符号位不同时</text:span><text:span text:style-name="T78">，表示溢出，否则，无溢出。不论是否发生溢出</text:span><text:span text:style-name="T79">，高位符号位永远代表真正的符号。</text:span></text:p>
      <text:p text:style-name="P56"/>
      <text:p text:style-name="P56"/>
      <text:p text:style-name="P89"><text:span text:style-name="T79">6.</text:span><text:span text:style-name="T76">3.3 乘法运算</text:span></text:p>
      <text:p text:style-name="P57"/>
      <text:p text:style-name="P57">笔算乘法</text:p>
      <text:p text:style-name="P57"/>
      <text:p text:style-name="P57">改进笔算乘法</text:p>
      <text:p text:style-name="P42"><text:span text:style-name="T81">（1）</text:span><text:span text:style-name="T76">乘法运算可用移位和加法来实现</text:span><text:span text:style-name="T80">，两个4位数相乘，总共要进行4次加法运算和4次移位运算。</text:span></text:p>
      <text:p text:style-name="P43"><text:span text:style-name="T79">（</text:span><text:span text:style-name="T76">2）由乘数的末位值确定被乘数是否与原部分积相加，然后右移一位，形成新的部分积；同时乘数也右移一位，由次低位作新的末位，空出最高位放部分积的最低位。</text:span></text:p>
      <text:p text:style-name="P58">（3）每次做加法时，被乘数仅仅与原部分积的高位相加，其低位被移至乘数所空出的高位位置。</text:p>
      <text:p text:style-name="P58"/>
      <text:p text:style-name="P43"><text:span text:style-name="T76">第一章就介绍了运算器中的ACC寄存器</text:span><text:span text:style-name="T84">、X寄存器、MQ寄存器。</text:span></text:p>
      <text:p text:style-name="P59">ACC寄存器用来存放乘积高位，MQ寄存器用来存放乘数和乘积低位，X用来存放被乘数。</text:p>
      <text:p text:style-name="P60">ACC和MQ需要有移位功能。</text:p>
      <text:p text:style-name="P60">还需要一个全加器<text:span text:style-name="T85">(n+1位)</text:span>。</text:p>
      <text:p text:style-name="P60">计数器计算移位的次数<text:span text:style-name="T88">。</text:span></text:p>
      <text:p text:style-name="P58"/>
      <text:p text:style-name="P53">原码乘法</text:p>
      <text:p text:style-name="P43"><text:span text:style-name="T76">原码和真值只差一个符号</text:span><text:span text:style-name="T82">，可以用异或电路来得到结果的符号</text:span><text:span text:style-name="T83">。</text:span></text:p>
      <text:p text:style-name="P61">数值部分按绝对值相乘。</text:p>
      <text:p text:style-name="P61">逻辑移位<text:span text:style-name="T87">，符号位与数值位一起移位</text:span>。</text:p>
      <text:p text:style-name="P61">数值部分 n位<text:span text:style-name="T88">，</text:span>n次移位后乘法结束。</text:p>
      <text:p text:style-name="P61"/>
      <text:p text:style-name="P62">原码一位乘递推公式</text:p>
      <text:p text:style-name="P64">符号位单独计算</text:p>
      <text:p text:style-name="P62">x*y* = x*(0.y<text:span text:style-name="T15">1</text:span>y<text:span text:style-name="T15">2</text:span>y<text:span text:style-name="T15">3</text:span>...y<text:span text:style-name="T15">n</text:span>) = x*(y<text:span text:style-name="T15">1</text:span>2<text:span text:style-name="T26">-1</text:span> + y<text:span text:style-name="T15">2</text:span>2<text:span text:style-name="T26">-2 </text:span>+ <text:s/>… + y<text:span text:style-name="T15">n</text:span>2<text:span text:style-name="T26">-n</text:span>) = 2<text:span text:style-name="T26">-1</text:span>(y<text:span text:style-name="T15">1</text:span>x* + 2-<text:span text:style-name="T26">1</text:span>(y<text:span text:style-name="T15">2</text:span>x* + … +<text:span text:style-name="T86">2</text:span><text:span text:style-name="T38">-1</text:span>(y<text:span text:style-name="T15">n</text:span>x* + 0))</text:p>
      <text:p text:style-name="P62"/>
      <text:p text:style-name="P63">z<text:span text:style-name="T15">0</text:span> = 0</text:p>
      <text:p text:style-name="P63">z<text:span text:style-name="T15">1</text:span> = 2<text:span text:style-name="T26">-1</text:span>(y<text:span text:style-name="T15">n</text:span>x* + z<text:span text:style-name="T15">0</text:span>)</text:p>
      <text:p text:style-name="P63">z<text:span text:style-name="T15">2</text:span> = <text:s/>2<text:span text:style-name="T26">-1</text:span>(y<text:span text:style-name="T15">n-1</text:span>x* + z<text:span text:style-name="T15">1</text:span>)</text:p>
      <text:p text:style-name="P63">…</text:p>
      <text:p text:style-name="P63">z<text:span text:style-name="T15">n</text:span> = 2<text:span text:style-name="T26">-1</text:span>(y<text:span text:style-name="T15">1</text:span>x* + z<text:span text:style-name="T15">n-1</text:span>)</text:p>
      <text:p text:style-name="P61"/>
      <text:p text:style-name="P61"><text:soft-page-break/>原码一位乘的硬件配置</text:p>
      <text:p text:style-name="P61"/>
      <text:p text:style-name="P65">除法计算</text:p>
      <text:p text:style-name="P65">数符单独处理<text:span text:style-name="T90">、</text:span></text:p>
      <text:p text:style-name="P65"/>
      <text:p text:style-name="P65"><text:span text:style-name="T3">恢复余数法</text:span><text:span text:style-name="T90">：</text:span></text:p>
      <text:p text:style-name="P65">被除数大于除数<text:span text:style-name="T89">(移位后的比较)，</text:span>上商1<text:span text:style-name="T89">，否则，上商0。</text:span></text:p>
      <text:p text:style-name="P65">小数相除<text:span text:style-name="T90">，</text:span>被除数减去除数<text:span text:style-name="T90">，余数为正，结果异常；</text:span>余数为负<text:span text:style-name="T90">，上商0，加余数(恢复余数)；</text:span></text:p>
      <text:p text:style-name="P66">左移<text:span text:style-name="T90">，此时被除数减去除数，结果为正，上商1。</text:span></text:p>
      <text:p text:style-name="P68">再移位，减去除数，结果为正，上商1，继续移位减除数。结果为负，上商0，恢复余数后，移位减除数。</text:p>
      <text:p text:style-name="P65"/>
      <text:p text:style-name="P65">不恢复余数法<text:span text:style-name="T90">(加减交替法，改进的恢复余数法)</text:span></text:p>
      <text:p text:style-name="P65">当余数大于<text:span text:style-name="T90">0，商上1，移位、减除数。</text:span></text:p>
      <text:p text:style-name="P65">当余数小于<text:span text:style-name="T90">0，商上0，移位、加除数。</text:span></text:p>
      <text:p text:style-name="P65"><text:s/></text:p>
      <text:p text:style-name="P65"/>
      <text:p text:style-name="P69">浮点运算</text:p>
      <text:p text:style-name="P69">浮点数由阶码和尾数组成，设基值为<text:span text:style-name="T91">2,两浮点数为：</text:span></text:p>
      <text:p text:style-name="P69">x <text:span text:style-name="T91">= S</text:span><text:span text:style-name="T22">x</text:span><text:span text:style-name="T91"> × 2</text:span><text:span text:style-name="T39">jx<text:tab/><text:tab/></text:span><text:span text:style-name="T91">y = S</text:span><text:span text:style-name="T22">y</text:span><text:span text:style-name="T91"> × 2</text:span><text:span text:style-name="T39">jx</text:span></text:p>
      <text:p text:style-name="P69">浮点运算的特点是<text:span text:style-name="T92">：</text:span></text:p>
      <text:p text:style-name="P69">阶码运算和尾数运算分开进行<text:span text:style-name="T92">。</text:span></text:p>
      <text:p text:style-name="P69"/>
      <text:p text:style-name="P52">加减运算</text:p>
      <text:p text:style-name="P69">浮点加减运算一律采用补码</text:p>
      <text:p text:style-name="P70">（1）<text:span text:style-name="T3">对阶</text:span></text:p>
      <text:p text:style-name="P70">先求阶差，然后以小阶向大阶看齐原则，将阶码小的尾数右移一位<text:span text:style-name="T93">，阶码加1，直到两数阶码相等为止。</text:span></text:p>
      <text:p text:style-name="P71">（2）<text:span text:style-name="T3">尾数求和</text:span></text:p>
      <text:p text:style-name="P71">将对阶后的尾数按定点加减运算规则运算。</text:p>
      <text:p text:style-name="P71">（3）<text:span text:style-name="T3">规格化</text:span></text:p>
      <text:p text:style-name="P71">分左规和右规</text:p>
      <text:p text:style-name="P71">（4）<text:span text:style-name="T3">溢出判断</text:span></text:p>
      <text:p text:style-name="P71"/>
      <text:p text:style-name="P65">两浮点数x <text:span text:style-name="T94">= 0.1101 × 2</text:span><text:span text:style-name="T40">10</text:span><text:span text:style-name="T94">，y = 0.1011 × 2</text:span><text:span text:style-name="T40">01</text:span><text:span text:style-name="T94">，求x+y</text:span></text:p>
      <text:p text:style-name="P67">解<text:span text:style-name="T94">： </text:span></text:p>
      <text:p text:style-name="P72">对阶：</text:p>
      <text:p text:style-name="P67"><text:span text:style-name="T94">y = 0.1011 × 2</text:span><text:span text:style-name="T40">01</text:span><text:span text:style-name="T94"> = 0.0101 × 2</text:span><text:span text:style-name="T40">10</text:span></text:p>
      <text:p text:style-name="P73"><text:s/>[x]补 = 00,10;00.1101<text:tab/>[y]补 = 00,10;00.0101</text:p>
      <text:p text:style-name="P72">[x+y]补 = 00,10;01.0010</text:p>
      <text:p text:style-name="P72">右规：</text:p>
      <text:p text:style-name="P72">00,11;00.1001</text:p>
      <text:p text:style-name="P74">溢出判断</text:p>
      <text:p text:style-name="P74">尾数出现01.0010不表示溢出，只有将此数右规后，根据阶码来判断浮点运算是否溢出。</text:p>
      <text:p text:style-name="P74"/>
      <text:p text:style-name="P51">浮点乘除法运算</text:p>
      <text:p text:style-name="P65">两个浮点数相乘，乘积的阶码应为相乘两数的阶码之和，乘积的尾数应为相乘两数的尾数之积。</text:p>
      <text:p text:style-name="P65">两个浮点数相除，商的阶码应为被除数的阶码减去除数的阶码，尾数为被除数的尾数除以除数的尾数所得的商。</text:p>
      <text:p text:style-name="P65"><text:soft-page-break/>规格化和加减运算相同。</text:p>
      <text:p text:style-name="P65"/>
      <text:p text:style-name="P65">浮点运算所需要的硬件配置</text:p>
      <text:p text:style-name="P65">浮点运算分阶码和尾数两部分，因此浮点运算器的硬件配置比定点运算器的复杂。</text:p>
      <text:p text:style-name="P65">对于阶码，只有加减运算，对于尾数则有加减乘除四种运算。</text:p>
      <text:p text:style-name="P65">浮点运算器主要由两部分组成，一个是阶码运算部件，用乘法完成阶码加、减，以及控制对阶时小阶的尾数右移次数和规格化时对阶码的调整；另一个是对尾数的运算部件，用来完成尾数的运算<text:span text:style-name="T95">(包括加、减、乘、除)，以及判断尾数是否已规格化。此外，还需有判断运算结果是否溢出的电路。</text:span></text:p>
      <text:p text:style-name="P65"/>
      <text:p text:style-name="P65">现代计算机可把浮点运算部件做成独立的选件<text:span text:style-name="T96">，或称协处理器，用户可根据需要选择，不用选件的机器，也可以用编程的方法来完成浮点运算，不过这会影响机器的运算速度。</text:span></text:p>
      <text:p text:style-name="P65"/>
      <text:p text:style-name="P88">6.5 算术逻辑单元<text:span text:style-name="T97">(ALU)</text:span></text:p>
      <text:p text:style-name="P75">针对每一种算术运算，都必须有一个相对应的基本硬件配置，其核心部件是加法器和寄存器，当需要完成逻辑运算时，势必要配置相应的逻辑电路，而ALU电路是既能完成算术运算又能完成逻辑运算的部件。</text:p>
      <text:p text:style-name="P75"/>
      <text:p text:style-name="P75"/>
      <text:p text:style-name="P50">快速进位链</text:p>
      <text:p text:style-name="P76"><text:s/>随着操作数位数的增加，电路中进位的速度对运算时间的影响越来越大，为了提高运算速度，需要分析进位过程，设计快速进位链。</text:p>
      <text:p text:style-name="P75">进位链是影响加法器速度的瓶颈</text:p>
      <text:p text:style-name="P75">提高进位产生的速度</text:p>
      <text:p text:style-name="P75"/>
      <text:p text:style-name="P75">并行加法器</text:p>
      <text:p text:style-name="P75"/>
      <text:p text:style-name="P75">串行进位链</text:p>
      <text:p text:style-name="P75"/>
      <text:p text:style-name="P75">并行进位链</text:p>
      <text:p text:style-name="P75">为了提高运算速度<text:span text:style-name="T98">，除了采用高速芯片和改进算法(如用两位乘替代一位乘)，普遍采用先行进位的办法，即高位的进位不必等待低位的进位传递产生，而是与低位的进位同时产生。</text:span></text:p>
      <text:p text:style-name="P75">如果把传递进位的电路称作进位链<text:span text:style-name="T98">，那么实现先行进位的进位链通常采用</text:span><text:span text:style-name="T6">单重分组进位链</text:span><text:span text:style-name="T98">和</text:span><text:span text:style-name="T6">双重分组进位链</text:span><text:span text:style-name="T98">。</text:span></text:p>
      <text:p text:style-name="P95">选择题</text:p>
      <text:p text:style-name="P77">13. 当用一个16位的二进制数表示浮点数时，下列方案中最好的是<text:span text:style-name="T3">阶码取5位，尾数取11位</text:span>。</text:p>
      <text:p text:style-name="P77">15. [x]补 = 1.000...0，它表示的真值是<text:span text:style-name="T3">-1</text:span>。</text:p>
      <text:p text:style-name="P77">16. 设x为整数，[x]<text:span text:style-name="T15">补</text:span> = 1,x<text:span text:style-name="T15">1</text:span>x<text:span text:style-name="T15">2</text:span>x<text:span text:style-name="T15">3</text:span>x<text:span text:style-name="T15">4</text:span>x<text:span text:style-name="T15">5</text:span>，若要x&lt;-16，应满足的条件是<text:span text:style-name="T3">x</text:span><text:span text:style-name="T23">1</text:span><text:span text:style-name="T3">必须为</text:span><text:span text:style-name="T7">0，x</text:span><text:span text:style-name="T24">2</text:span><text:span text:style-name="T7">~x</text:span><text:span text:style-name="T24">5</text:span><text:span text:style-name="T7">任意</text:span><text:span text:style-name="T99">。</text:span></text:p>
      <text:p text:style-name="P78">18. 设[x]原 = 1.x<text:span text:style-name="T15">1</text:span>x<text:span text:style-name="T15">2</text:span>x<text:span text:style-name="T15">3</text:span>x<text:span text:style-name="T15">4</text:span>，当<text:span text:style-name="T3">满足x</text:span><text:span text:style-name="T23">1</text:span><text:span text:style-name="T3">必须为0，x</text:span><text:span text:style-name="T23">2</text:span><text:span text:style-name="T3">~x</text:span><text:span text:style-name="T23">4</text:span><text:span text:style-name="T3">任意</text:span>，x&gt;-1/2成立。</text:p>
      <text:p text:style-name="P78">21. 设[x]补 = 1.x<text:span text:style-name="T15">1</text:span>x<text:span text:style-name="T15">2</text:span>x<text:span text:style-name="T15">3</text:span>x<text:span text:style-name="T15">4</text:span>，当<text:span text:style-name="T3">满足x</text:span><text:span text:style-name="T23">1</text:span><text:span text:style-name="T3">必须为1，x</text:span><text:span text:style-name="T23">2</text:span><text:span text:style-name="T3">~x4至少有一个为</text:span><text:span text:style-name="T8">1</text:span>时，x&gt;-1/2成立。</text:p>
      <text:p text:style-name="P79">33. <text:span text:style-name="T3">8421码</text:span>属于有权码。</text:p>
      <text:p text:style-name="P79">37. 两个八进制数(7)<text:span text:style-name="T15">八</text:span>和(4)<text:span text:style-name="T15">八</text:span>相加后得(13)<text:span text:style-name="T15">八</text:span>。</text:p>
      <text:p text:style-name="P79">43. 下列说法有误差的是，<text:span text:style-name="T3">任何十进制小数都可用二进制表示</text:span>。<text:span text:style-name="T100">(0.15用二进制表示，无限循环)</text:span></text:p>
      <text:p text:style-name="P80">50. 最少需用<text:span text:style-name="T3">14</text:span>位二进制数表示任一<text:span text:style-name="T101">4位长的十进制整数。</text:span></text:p>
      <text:p text:style-name="P81">5<text:span text:style-name="T102">2</text:span>. <text:span text:style-name="T101">若9BH表示移码(含一位符号位)</text:span>，其对应的十进制数是10011011(10011011原，<text:span text:style-name="T3">-27</text:span>)。</text:p>
      <text:p text:style-name="P82">54. 设寄存器内容为10000000，若它等于0，则为<text:span text:style-name="T3">移码</text:span>。</text:p>
      <text:p text:style-name="P82">58. 设寄存器内容为11111111，若它等于-0，则为<text:span text:style-name="T3">反码</text:span>。</text:p>
      <text:p text:style-name="P83">5<text:span text:style-name="T103">9</text:span>. 设寄存器内容为11111111，若它等于-<text:span text:style-name="T103">127</text:span>，则为<text:span text:style-name="T3">原码</text:span>。</text:p>
      <text:p text:style-name="P82">60. 设寄存器内容为11111111，若它等于-1，则为<text:span text:style-name="T3">补码</text:span>。</text:p>
      <text:p text:style-name="P82">61. 设寄存器内容为11111111，若它等于+127，则为<text:span text:style-name="T3">移码</text:span>。</text:p>
      <text:p text:style-name="P84">65. 补码加减法是指<text:span text:style-name="T3">操作数用补码表示，连同符号位直接相加减，减某数用加负某数的补码代替，结果的符号在运算中形成</text:span>。</text:p>
      <text:p text:style-name="P84">66. 在原码两位乘中，符号位单独处理，参加操作的数是<text:span text:style-name="T3">绝对值的补码</text:span>。</text:p>
      <text:p text:style-name="P84">69. 两补码相加，采用1位符号位，则<text:span text:style-name="T3">当最高位进位和次高位进位异或结果为1时</text:span>，表示结果溢出。</text:p>
      <text:p text:style-name="P85">73. 在浮点机中，判断原码规格化形式的原则是<text:span text:style-name="T3">尾数的第一数位为1，数符任意</text:span>。</text:p>
      <text:p text:style-name="P85">74. 在浮点机中，判断补码规格化形式的原则是<text:span text:style-name="T3">尾数的符号位与第一数位不同</text:span>。</text:p>
      <text:p text:style-name="P85">75. 设机器字长8位(含2位符号位)，若机器数DAH(1101 1010)为补码，，则算术左移一位<text:span text:style-name="T104">(最高位不变)</text:span>得(1<text:span text:style-name="T104">0110100，</text:span><text:span text:style-name="T9">B4H</text:span>)<text:span text:style-name="T104">，算术右移一位(高位添1,低位添0)得(11101101，</text:span><text:span text:style-name="T9">EDH</text:span><text:span text:style-name="T104">)</text:span> <text:span text:style-name="T105">。</text:span></text:p>
      <text:p text:style-name="P86">79. 定点运算器用来进行<text:span text:style-name="T3">定点运算</text:span>。</text:p>
      <text:p text:style-name="P86">80. 串行计算器结构简单，其运算规律是<text:span text:style-name="T3">由低位到高位逐位运算</text:span>。</text:p>
      <text:p text:style-name="P87">81. 4片74181和一片74184相配合，具有组内并行进位，组间并行进位传递功能。</text:p>
      <text:p text:style-name="P87">82. 早期的硬件乘法器设计中，通常采用加和移位相结合的方法，具体算法是<text:span text:style-name="T3">并行加法和串行右移</text:span>，但需要有<text:span text:style-name="T3">计数器</text:span>控制。</text:p>
      <text:p text:style-name="P87">83. 关于浮点运算器的描述中，正确的是浮点运算器可用两个松散连接的定点运算部件<text:span text:style-name="T106">(阶码部件和尾数部件)</text:span>来实现<text:span text:style-name="T106">、阶码部分只实现加、减和比较运算。</text:span></text:p>
      <text:p text:style-name="P97">84. 下面有关定点补码乘法器的描述，正确的句子是被乘数的符号和乘号的符号都参与运算、用计数器控制乘法次数。</text:p>
      <text:p text:style-name="P97">90. 计算机中表示地址时，采用<text:span text:style-name="T3">无符号数</text:span>。</text:p>
      <text:p text:style-name="P97">91. 浮点数的表示范围和精度取决于<text:span text:style-name="T3">阶码的位数和尾数的位数</text:span>。</text:p>
      <text:p text:style-name="P97">95. 芯片74181可完成<text:span text:style-name="T3">16种算术运算和16种逻辑运算</text:span>。</text:p>
      <text:p text:style-name="P97">96. ALU电路属于<text:span text:style-name="T3">组合逻辑电路</text:span>。</text:p>
      <text:p text:style-name="P97">97. 在补码定点加减法运算器中，无论采用单符号位还是双符号位，必须有溢出判断电路，它一般用<text:span text:style-name="T3">异或门</text:span>实现。</text:p>
      <text:p text:style-name="P97"/>
      <text:p text:style-name="P97"/>
      <text:p text:style-name="P97">填空题</text:p>
      <text:p text:style-name="P98">1. 计算机中广泛采用<text:span text:style-name="T3">二</text:span>进制数进行计算、存储和传递，其主要理由是<text:span text:style-name="T3">物理器件性能所致</text:span>。</text:p>
      <text:p text:style-name="P98">2. 在整数定点机中，机器数为补码，字长8位(含两位符号位)，则所能表示的十进制数的范围为<text:span text:style-name="T3">-64至+63</text:span>，前者的补码形式为<text:span text:style-name="T3">11000000</text:span>，后者的补码形式为<text:span text:style-name="T3">00111111</text:span>。</text:p>
      <text:p text:style-name="P98">3. 机器数为补码，字长为16位(含一位符号位)，用16进制写出对应于整数定点机的最大正数补码是<text:span text:style-name="T10">7</text:span><text:span text:style-name="T3">FFF</text:span>，最小负数补码是<text:span text:style-name="T10">8</text:span><text:span text:style-name="T3">000</text:span><text:span text:style-name="T107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2-01T00:10:41.718593526</dc:date>
    <meta:editing-duration>P1DT12H41M56S</meta:editing-duration>
    <meta:editing-cycles>64</meta:editing-cycles>
    <meta:generator>LibreOffice/5.1.6.2$Linux_x86 LibreOffice_project/10m0$Build-2</meta:generator>
    <meta:document-statistic meta:table-count="0" meta:image-count="1" meta:object-count="0" meta:page-count="8" meta:paragraph-count="252" meta:word-count="6448" meta:character-count="7960" meta:non-whitespace-character-count="7632"/>
  </office:meta>
</office:document-meta>
</file>